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text-properties fo:font-size="10pt" officeooo:paragraph-rsid="00211236" style:font-size-asian="10pt" style:font-size-complex="10pt"/>
    </style:style>
    <style:style style:name="P56" style:family="paragraph" style:parent-style-name="Standard">
      <style:text-properties officeooo:paragraph-rsid="06cdf75a"/>
    </style:style>
    <style:style style:name="P57" style:family="paragraph" style:parent-style-name="Standard">
      <style:text-properties officeooo:paragraph-rsid="01166255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P70" style:family="paragraph" style:parent-style-name="Table_20_Contents">
      <style:text-properties fo:font-size="10pt" officeooo:paragraph-rsid="01166255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0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3" style:family="text">
      <style:text-properties officeooo:rsid="01867c7c"/>
    </style:style>
    <style:style style:name="T14" style:family="text">
      <style:text-properties officeooo:rsid="06fb2665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7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8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6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4"><draw:custom-shape text:anchor-type="paragraph" draw:z-index="0" draw:name="Shape1" draw:style-name="gr1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= <text:span text:style-name="T13"><text:s/>ကျပ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2" office:value-type="string">
            <text:p text:style-name="P58">နှုတ်ယူ</text:p>
            <text:p text:style-name="P58">ပေးသွင်းသူ </text:p>
            <text:p text:style-name="P5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4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9"><text:span text:style-name="T10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6"><text:s text:c="10"/></text:span>မရှိ။</text:p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6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0"><text:span text:style-name="T10">မရှိ။</text:span></text:p>
              </text:list-item>
            </text:list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4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3" office:value-type="string">
            <text:p text:style-name="P60">လက်မှတ်</text:p>
            <text:p text:style-name="P61">အမည် <text:s text:c="2"/><text:span text:style-name="T7"><text:user-field-get text:name="py3o.o.company_id.hr_head_id.name">hr_head</text:user-field-get></text:span></text:p>
            <text:p text:style-name="P62">တာဝန်<text:span text:style-name="T7"> <text:s text:c="2"/></text:span><text:span text:style-name="T7"><text:user-field-get text:name="py3o.o.company_id.hr_head_id.job_id.name">hr_head_job_name</text:user-field-get></text:span><text:span text:style-name="T7"><text:s/>, </text:span><text:span text:style-name="T7"><text:user-field-get text:name="py3o.o.company_id.hr_head_id.department_id.name">dept_name</text:user-field-get></text:span></text:p>
            <text:p text:style-name="P62">နိုင်ငံသားစိစစ်ရေးကတ်ပြားအမှတ် <text:s/><text:span text:style-name="T7"><text:user-field-get text:name="py3o.o.company_id.hr_head_id.nrc">hr_head_nrc</text:user-field-get></text:span></text:p>
            <text:p text:style-name="P6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<text:span text:style-name="T15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3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2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7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1"><text:span text:style-name="T1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3"><text:span text:style-name="T3"/></text:p>
      <text:p text:style-name="P6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57:58.265000000</dc:date>
    <meta:editing-duration>P1DT8H27M52S</meta:editing-duration>
    <meta:editing-cycles>841</meta:editing-cycles>
    <meta:document-statistic meta:table-count="9" meta:image-count="0" meta:object-count="0" meta:page-count="3" meta:paragraph-count="128" meta:word-count="392" meta:character-count="2432" meta:non-whitespace-character-count="2158"/>
  </office:meta>
</office:document-meta>
</file>